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834782608695652" calcext:value-type="percentage">
            <text:p>83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10" calcext:value-type="date" table:number-columns-spanned="4" table:number-rows-spanned="1">
            <text:p>lundi 10 janvier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834782608695652" calcext:value-type="percentage">
            <text:p>83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834782608695652" calcext:value-type="percentage">
            <text:p>83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96" calcext:value-type="float">
            <text:p>96</text:p>
          </table:table-cell>
          <table:table-cell table:style-name="ce120" table:content-validation-name="val1" table:formula="of:=SUM([.J12:.J40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5" calcext:value-type="float">
            <text:p>5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6" calcext:value-type="float">
            <text:p>6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7" calcext:value-type="float">
            <text:p>7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50" calcext:value-type="float">
            <text:p>50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3" calcext:value-type="float">
            <text:p>3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7" calcext:value-type="float">
            <text:p>7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7" calcext:value-type="float">
            <text:p>7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6" calcext:value-type="float">
            <text:p>6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9:03:22.1942050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53M42S</meta:editing-duration>
    <meta:editing-cycles>257</meta:editing-cycles>
    <meta:generator>LibreOffice/7.2.4.1$Linux_X86_64 LibreOffice_project/20$Build-1</meta:generator>
    <dc:date>2022-01-09T19:07:29.484306205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